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E419EB7095.png"/>
  <manifest:file-entry manifest:media-type="image/png" manifest:full-path="Pictures/100002010000010000000100DB6982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2.155cm" svg:x="3.305cm" svg:y="2.135cm">
          <draw:text-box>
            <text:p text:style-name="P1"><text:span text:style-name="T1">Client</text:span></text:p>
          </draw:text-box>
        </draw:frame>
        <draw:frame draw:style-name="gr1" draw:text-style-name="P1" draw:layer="layout" svg:width="7.62cm" svg:height="2.155cm" svg:x="17.375cm" svg:y="2.135cm">
          <draw:text-box>
            <text:p text:style-name="P1"><text:span text:style-name="T1">Server</text:span></text:p>
          </draw:text-box>
        </draw:frame>
        <draw:line draw:style-name="gr2" draw:text-style-name="P2" draw:layer="layout" svg:x1="7.115cm" svg:y1="3.54cm" svg:x2="7.115cm" svg:y2="18.78cm">
          <text:p/>
        </draw:line>
        <draw:line draw:style-name="gr2" draw:text-style-name="P2" draw:layer="layout" svg:x1="21.185cm" svg:y1="3.54cm" svg:x2="21.185cm" svg:y2="18.78cm">
          <text:p/>
        </draw:line>
        <draw:frame draw:style-name="gr3" draw:text-style-name="P2" draw:layer="layout" svg:width="2.35cm" svg:height="2.679cm" svg:x="4.175cm" svg:y="3.54cm">
          <draw:image xlink:href="Pictures/10000201000000C8000000E419EB7095.png" xlink:type="simple" xlink:show="embed" xlink:actuate="onLoad">
            <text:p/>
          </draw:image>
        </draw:frame>
        <draw:frame draw:style-name="gr3" draw:text-style-name="P2" draw:layer="layout" svg:width="1.642cm" svg:height="1.642cm" svg:x="3.168cm" svg:y="9.255cm">
          <draw:image xlink:href="Pictures/100002010000010000000100DB6982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</meta:initial-creator>
    <meta:creation-date>2011-11-24T15:26:54</meta:creation-date>
    <dc:date>2011-11-24T15:33:42</dc:date>
    <dc:creator>Peter </dc:creator>
    <meta:editing-duration>PT00H06M49S</meta:editing-duration>
    <meta:editing-cycles>1</meta:editing-cycles>
    <meta:document-statistic meta:object-count="6"/>
    <meta:generator>OpenOffice.org/3.2$Linux OpenOffice.org_project/320m19$Build-9505</meta:generator>
  </office:meta>
</office:document-meta>
</file>